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256cm"/>
    </style:style>
    <style:style style:name="pr2" style:family="presentation" style:parent-style-name="Predeterminado-subtitle">
      <style:graphic-properties draw:fill-color="#ffffff" draw:auto-grow-height="true" fo:min-height="13.861cm"/>
    </style:style>
    <style:style style:name="pr3" style:family="presentation" style:parent-style-name="Predeterminado-notes">
      <style:graphic-properties draw:fill-color="#ffffff" draw:auto-grow-height="true" fo:min-height="13.365cm"/>
    </style:style>
    <style:style style:name="pr4" style:family="presentation" style:parent-style-name="Predeterminado-title">
      <style:graphic-properties draw:auto-grow-height="true" fo:min-height="3.507cm"/>
    </style:style>
    <style:style style:name="pr5" style:family="presentation" style:parent-style-name="Predeterminado-outline1">
      <style:graphic-properties fo:min-height="13.609cm"/>
    </style:style>
    <style:style style:name="pr6" style:family="presentation" style:parent-style-name="Predeterminado-notes">
      <style:graphic-properties draw:fill-color="#ffffff" fo:min-height="13.114cm"/>
    </style:style>
    <style:style style:name="pr7" style:family="presentation" style:parent-style-name="Predeterminado-outline1" style:list-style-name="L3">
      <style:graphic-properties fo:min-height="13.609cm"/>
    </style:style>
    <style:style style:name="pr8" style:family="presentation" style:parent-style-name="Predeterminado-outline1" style:list-style-name="L3">
      <style:graphic-properties fo:min-height="13.609cm"/>
    </style:style>
    <style:style style:name="pr9" style:family="presentation" style:parent-style-name="Predeterminado-outline1" style:list-style-name="L3">
      <style:graphic-properties fo:min-height="13.609cm"/>
    </style:style>
    <style:style style:name="pr10" style:family="presentation" style:parent-style-name="Predeterminado-title">
      <style:graphic-properties fo:min-height="3.256cm" draw:shadow="hidden"/>
    </style:style>
    <style:style style:name="P1" style:family="paragraph">
      <style:text-properties fo:font-size="18pt" style:font-size-asian="18pt" style:font-size-complex="18pt"/>
    </style:style>
    <style:style style:name="P2" style:family="paragraph">
      <style:text-properties fo:font-size="20pt"/>
    </style:style>
    <style:style style:name="T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xml:id="id1" draw:id="id1">
        <office:forms form:automatic-focus="false" form:apply-design-mode="false"/>
        <draw:frame presentation:style-name="pr1" xml:id="id2" draw:id="id2" draw:layer="layout" svg:width="25.199cm" svg:height="5.221cm" svg:x="1.4cm" svg:y="-0.02cm" presentation:class="title" presentation:user-transformed="true">
          <draw:text-box>
            <text:p>TECNOLOGÍAS DE LA INFORMACIÓN Y DE LA COMUNICACIÓN</text:p>
          </draw:text-box>
        </draw:frame>
        <draw:frame presentation:style-name="pr2" xml:id="id3" draw:id="id3" draw:layer="layout" svg:width="25.199cm" svg:height="13.861cm" svg:x="1.4cm" svg:y="4.914cm" presentation:class="subtitle">
          <draw:text-box>
            <text:p>ANTONIO GÓMEZ GARCÍA</text:p>
            <text:p>1º BACHILLERATO</text:p>
            <text:p>2014-2015</text:p>
          </draw:text-box>
        </draw:frame>
        <anim:par presentation:node-type="timing-root">
          <anim:par smil:begin="id1.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xml:id="id4" draw:id="id4">
        <office:forms form:automatic-focus="false" form:apply-design-mode="false"/>
        <draw:frame presentation:style-name="pr4" xml:id="id5" draw:id="id5" draw:layer="layout" svg:width="25.199cm" svg:height="3.507cm" svg:x="1.4cm" svg:y="0.837cm" presentation:class="title">
          <draw:text-box>
            <text:p>BLOQUES TEMÁTICOS</text:p>
          </draw:text-box>
        </draw:frame>
        <draw:frame presentation:style-name="pr5" xml:id="id6" draw:id="id6" draw:layer="layout" svg:width="25.199cm" svg:height="13.859cm" svg:x="1.4cm" svg:y="4.914cm" presentation:class="outline">
          <draw:text-box>
            <text:list text:style-name="L2">
              <text:list-item>
                <text:p>BLOQUE I: LA SOCIEDAD DE LA INFORMACIÓN</text:p>
              </text:list-item>
              <text:list-item>
                <text:p>BLOQUE II: EQUIPOS INFORMÁTICOS. SISTEMAS OPERATIVOS, REDES Y SEGURIDAD</text:p>
              </text:list-item>
              <text:list-item>
                <text:p>BLOQUE III: HERRAMIENTAS PARA EL DISEÑO WEB</text:p>
              </text:list-item>
              <text:list-item>
                <text:p>BLOQUE IV: TRATAMIENTO DE LA INFORMACIÓN: HOJAS DE CÁLCULO Y BASES DE DATOS</text:p>
              </text:list-item>
              <text:list-item>
                <text:p>BLOQUE V: LENGUAJES DE PROGRAMACIÓN Y CONTROL DE PROCESOS</text:p>
              </text:list-item>
            </text:list>
          </draw:text-box>
        </draw:frame>
        <anim:par presentation:node-type="timing-root">
          <anim:par smil:begin="id4.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iterate smil:begin="0s" smil:fill="hold" presentation:node-type="on-click" presentation:preset-class="entrance" presentation:preset-id="ooo-entrance-fade-in" smil:targetElement="id6" anim:iterate-type="by-word" anim:iterate-interval="PT00H00M0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xml:id="id7" draw:id="id7">
        <office:forms form:automatic-focus="false" form:apply-design-mode="false"/>
        <draw:frame presentation:style-name="pr1" xml:id="id8" draw:id="id8" draw:layer="layout" svg:width="25.199cm" svg:height="3.256cm" svg:x="1.4cm" svg:y="0.962cm" presentation:class="title">
          <draw:text-box>
            <text:p>Criterios de evaluación</text:p>
          </draw:text-box>
        </draw:frame>
        <draw:frame presentation:style-name="pr7" xml:id="id9" draw:id="id9" draw:layer="layout" svg:width="25.199cm" svg:height="13.859cm" svg:x="1.4cm" svg:y="4.914cm" presentation:class="outline">
          <draw:text-box>
            <text:list text:style-name="L3">
              <text:list-item>
                <text:p>Analizar y valorar las influencias de las tecnologías de la información en la sociedad actual.</text:p>
              </text:list-item>
              <text:list-item>
                <text:p>Identificar y estar familiarizado con los distintos elementos físicos que componen el ordenador.</text:p>
              </text:list-item>
              <text:list-item>
                <text:p>Emplear herramientas software para el diseño de un sitio web.</text:p>
              </text:list-item>
              <text:list-item>
                <text:p>Analizar y extraer conclusiones de conjuntos de datos utilizando hojas de cálculo.</text:p>
                <text:p/>
              </text:list-item>
            </text:list>
          </draw:text-box>
        </draw:frame>
        <anim:par presentation:node-type="timing-root">
          <anim:par smil:begin="id7.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iterate smil:begin="0s" smil:fill="hold" presentation:node-type="on-click" presentation:preset-class="entrance" presentation:preset-id="ooo-entrance-plus" presentation:preset-sub-type="in" smil:targetElement="id9" anim:iterate-type="by-word" anim:iterate-interval="PT00H00M00.2S">
                  <anim:set smil:begin="0s" smil:dur="0.001s" smil:fill="hold" smil:attributeName="visibility" smil:to="visible"/>
                  <anim:transitionFilter smil:dur="2s" smil:type="fourBoxWipe" smil:subtype="cornersIn"/>
                </anim:iterate>
              </anim:par>
            </anim:par>
          </anim:seq>
        </anim:par>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xml:id="id10" draw:id="id10">
        <office:forms form:automatic-focus="false" form:apply-design-mode="false"/>
        <draw:frame presentation:style-name="pr1" xml:id="id11" draw:id="id11" draw:layer="layout" svg:width="25.199cm" svg:height="3.256cm" svg:x="1.4cm" svg:y="0.962cm" presentation:class="title">
          <draw:text-box>
            <text:p>Criterios de evaluación</text:p>
          </draw:text-box>
        </draw:frame>
        <draw:frame presentation:style-name="pr8" draw:text-style-name="P1" xml:id="id12" draw:id="id12" draw:layer="layout" svg:width="25.199cm" svg:height="13.859cm" svg:x="1.4cm" svg:y="4.914cm" presentation:class="outline">
          <draw:text-box>
            <text:list text:style-name="L3">
              <text:list-header>
                <text:p>V. Manejar con cierta soltura bases de datos relacionales.</text:p>
                <text:p>VI. Conocer los fundamentos de las redes y aplicar técnicas de seguridad.</text:p>
                <text:p>VII. Utilizar lenguajes de programación para la resolución de problemas de diferentes ámbitos, entre los que se incluyen proyectos sencillos de control.</text:p>
                <text:p/>
              </text:list-header>
            </text:list>
          </draw:text-box>
        </draw:frame>
        <anim:par presentation:node-type="timing-root">
          <anim:par smil:begin="id10.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iterate smil:begin="0s" smil:fill="hold" presentation:node-type="on-click" presentation:preset-class="entrance" presentation:preset-id="ooo-entrance-plus" presentation:preset-sub-type="in" smil:targetElement="id12" anim:iterate-type="by-word" anim:iterate-interval="PT00H00M00.2S">
                  <anim:set smil:begin="0s" smil:dur="0.001s" smil:fill="hold" smil:attributeName="visibility" smil:to="visible"/>
                  <anim:transitionFilter smil:dur="2s" smil:type="fourBoxWipe" smil:subtype="cornersIn"/>
                </anim:iterate>
              </anim:par>
            </anim:par>
          </anim:seq>
        </anim:par>
        <presentation:notes draw:style-name="dp2">
          <draw:page-thumbnail draw:style-name="gr1" draw:layer="layout" svg:width="14.848cm" svg:height="11.136cm" svg:x="3.075cm" svg:y="2.257cm" draw:page-number="4" presentation:class="page"/>
          <draw:frame presentation:style-name="pr6" draw:text-style-name="P2"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xml:id="id13" draw:id="id13">
        <office:forms form:automatic-focus="false" form:apply-design-mode="false"/>
        <draw:frame presentation:style-name="pr1" xml:id="id14" draw:id="id14" draw:layer="layout" svg:width="25.199cm" svg:height="3.256cm" svg:x="1.4cm" svg:y="0.962cm" presentation:class="title">
          <draw:text-box>
            <text:p>Criterios de evaluación</text:p>
          </draw:text-box>
        </draw:frame>
        <draw:frame presentation:style-name="pr9" draw:text-style-name="P1" xml:id="id15" draw:id="id15" draw:layer="layout" svg:width="25.199cm" svg:height="13.859cm" svg:x="1.4cm" svg:y="4.914cm" presentation:class="outline">
          <draw:text-box>
            <text:list text:style-name="L3">
              <text:list-header>
                <text:p>VIII. Obtener información de diversas fuentes, estructurándola, analizándola, y seleccionándola con criterios críticos y autónomos.</text:p>
                <text:p/>
              </text:list-header>
            </text:list>
          </draw:text-box>
        </draw:frame>
        <anim:par presentation:node-type="timing-root">
          <anim:par smil:begin="id13.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iterate smil:begin="0s" smil:fill="hold" presentation:node-type="on-click" presentation:preset-class="entrance" presentation:preset-id="ooo-entrance-plus" presentation:preset-sub-type="in" smil:targetElement="id15" anim:iterate-type="by-word" anim:iterate-interval="PT00H00M00.2S">
                  <anim:set smil:begin="0s" smil:dur="0.001s" smil:fill="hold" smil:attributeName="visibility" smil:to="visible"/>
                  <anim:transitionFilter smil:dur="2s" smil:type="fourBoxWipe" smil:subtype="cornersIn"/>
                </anim:iterate>
              </anim:par>
            </anim:par>
          </anim:seq>
        </anim:par>
        <presentation:notes draw:style-name="dp2">
          <draw:page-thumbnail draw:style-name="gr1" draw:layer="layout" svg:width="14.848cm" svg:height="11.136cm" svg:x="3.075cm" svg:y="2.257cm" draw:page-number="5" presentation:class="page"/>
          <draw:frame presentation:style-name="pr6" draw:text-style-name="P2"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xml:id="id16" draw:id="id16">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xml:id="id17" draw:id="id17" draw:layer="layout" svg:width="25.199cm" svg:height="13.859cm" svg:x="1.4cm" svg:y="4.914cm" presentation:class="outline">
          <draw:text-box>
            <text:list text:style-name="L2">
              <text:list-item>
                <text:p>Se realizará una prueba escrita, práctica o de ambos tipos después de cada unidad.</text:p>
              </text:list-item>
              <text:list-item>
                <text:p>Se podrá proponer un trabajo sobre el tema de la unidad, que podrá alcanzar un 10% del total de la calificación</text:p>
              </text:list-item>
              <text:list-item>
                <text:p>Se podrá realizar una prueba de recuperación al final de cada bloque temático. El alumno se presentará sólo a los exámenes que haya suspendido. Aún cuando se obtenga mayor nota, en estos casos no se consignará más de un 6.</text:p>
              </text:list-item>
            </text:list>
          </draw:text-box>
        </draw:frame>
        <anim:par presentation:node-type="timing-root">
          <anim:par smil:begin="id1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appear" smil:targetElement="id17" anim:iterate-type="by-word" anim:iterate-interval="PT00H00M00.000099S">
                  <anim:set smil:begin="0s" smil:dur="0.001s" smil:fill="hold" smil:attributeName="visibility" smil:to="visible"/>
                </anim:iterate>
              </anim:par>
            </anim:par>
          </anim:seq>
        </anim:par>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xml:id="id18" draw:id="id18">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xml:id="id19" draw:id="id19" draw:layer="layout" svg:width="25.199cm" svg:height="13.859cm" svg:x="1.4cm" svg:y="4.914cm" presentation:class="outline">
          <draw:text-box>
            <text:list text:style-name="L2">
              <text:list-item>
                <text:p>Las faltas de asistencia injustificadas redundarán en una reducción de la nota proporcional al nº de faltas.</text:p>
              </text:list-item>
              <text:list-item>
                <text:p>Al final de cada evaluación, la nota se calculará otorgando un 70 % del valor final de la nota a las calificaciones obtenidas en los exámenes, y un 30 % a la actitud mostrada (participación en las actividades, hábito de trabajo, utilización de medios, presentación y limpieza, puntualidad en la entrega, etc...)</text:p>
              </text:list-item>
            </text:list>
          </draw:text-box>
        </draw:frame>
        <anim:par presentation:node-type="timing-root">
          <anim:par smil:begin="id1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5s" smil:fill="hold" smil:targetElement="" smil:attributeName="width" smil:values="width;width" smil:keyTimes="0;1"/>
                  <anim:animate smil:dur="5s" smil:fill="hold" smil:targetElement="" smil:attributeName="height" smil:values="0;1" smil:keyTimes="0;1" anim:formula="height*sin(2.5*pi*$)"/>
                </anim:par>
              </anim:par>
            </anim:par>
            <anim:par smil:begin="next">
              <anim:par smil:begin="0s">
                <anim:iterate smil:begin="0s" smil:fill="hold" presentation:node-type="on-click" presentation:preset-class="entrance" presentation:preset-id="ooo-entrance-appear" smil:targetElement="id19" anim:iterate-type="by-word" anim:iterate-interval="PT00H00M00.000099S">
                  <anim:set smil:begin="0s" smil:dur="0.001s" smil:fill="hold" smil:attributeName="visibility" smil:to="visible"/>
                </anim:iterate>
              </anim:par>
            </anim:par>
          </anim:seq>
        </anim:par>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xml:id="id20" draw:id="id20">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xml:id="id21" draw:id="id21" draw:layer="layout" svg:width="25.199cm" svg:height="13.859cm" svg:x="1.4cm" svg:y="4.914cm" presentation:class="outline">
          <draw:text-box>
            <text:list text:style-name="L2">
              <text:list-item>
                <text:p>Para hacer media, la nota mínima en ambos apartados deberá alcanzar o superar el 3.</text:p>
              </text:list-item>
              <text:list-item>
                <text:p>Los alumnos que no hayan superado una evaluación podrán recuperarla en un examen de recuperación que se realizará en la siguiente evaluación, excepto en el caso de la tercera evaluación, que se hará inmediatamente después de acabar ésta. La nota máxima será de 5 puntos.</text:p>
              </text:list-item>
            </text:list>
          </draw:text-box>
        </draw:frame>
        <anim:par presentation:node-type="timing-root">
          <anim:par smil:begin="id2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fade-in" smil:targetElement="id21" anim:iterate-type="by-word" anim:iterate-interval="PT00H00M00.000099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xml:id="id22" draw:id="id22">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xml:id="id23" draw:id="id23" draw:layer="layout" svg:width="25.199cm" svg:height="13.859cm" svg:x="1.4cm" svg:y="4.914cm" presentation:class="outline">
          <draw:text-box>
            <text:list text:style-name="L2">
              <text:list-item>
                <text:p>El alumno que no supere la materia en junio podrá recuperarla en septiembre , previa entrega del conjunto de ejercicios y actividades que le proponga el profesor. La nota máxima será de 5 puntos.</text:p>
              </text:list-item>
            </text:list>
          </draw:text-box>
        </draw:frame>
        <anim:par presentation:node-type="timing-root">
          <anim:par smil:begin="id2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fade-in" smil:targetElement="id23" anim:iterate-type="by-word" anim:iterate-interval="PT00H00M00.000099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xml:id="id24" draw:id="id24">
        <office:forms form:automatic-focus="false" form:apply-design-mode="false"/>
        <draw:frame presentation:style-name="pr10" draw:layer="layout" svg:width="25.199cm" svg:height="3.481cm" svg:x="1.4cm" svg:y="0.85cm" presentation:class="title" presentation:user-transformed="true">
          <draw:text-box>
            <text:p>PLANIFICACIÓN DE CONTENIDOS: 1º TRIMESTRE</text:p>
          </draw:text-box>
        </draw:frame>
        <draw:frame presentation:style-name="pr5" xml:id="id25" draw:id="id25" draw:layer="layout" svg:width="25.199cm" svg:height="13.859cm" svg:x="1.4cm" svg:y="4.914cm" presentation:class="outline">
          <draw:text-box>
            <text:list text:style-name="L2">
              <text:list-item>
                <text:p>BLOQUE TEMÁTICO I: LA SOCIEDAD DE LA INFORMACIÓN</text:p>
                <text:list>
                  <text:list-item>
                    <text:p>UNIDAD 1: LA SOCIEDAD DE LA INFORMACIÓN Y LAS NUEVAS TECNOLOGÍAS( trabajo a presentar)</text:p>
                  </text:list-item>
                </text:list>
              </text:list-item>
              <text:list-item>
                <text:p>BLOQUE TEMÁTICO II: EQUIPOS INFORMÁTICOS. SISTEMAS OPERATIVOS, REDES Y SEGURIDAD</text:p>
                <text:list>
                  <text:list-item>
                    <text:p>UNIDAD 2: HARDWARE</text:p>
                  </text:list-item>
                  <text:list-item>
                    <text:p>UNIDAD 3: SISTEMA OPERATIVO. WINDOWS Y LINUX</text:p>
                  </text:list-item>
                  <text:list-item>
                    <text:p>UNIDAD 4: PROCESADOR DE TEXTOS. (tangencial)</text:p>
                  </text:list-item>
                </text:list>
              </text:list-item>
            </text:list>
          </draw:text-box>
        </draw:frame>
        <anim:par presentation:node-type="timing-root">
          <anim:par smil:begin="id2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fade-in" smil:targetElement="id25" anim:iterate-type="by-word" anim:iterate-interval="PT00H00M0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xml:id="id26" draw:id="id26">
        <office:forms form:automatic-focus="false" form:apply-design-mode="false"/>
        <draw:frame presentation:style-name="pr1" draw:layer="layout" svg:width="25.199cm" svg:height="3.481cm" svg:x="1.4cm" svg:y="0.85cm" presentation:class="title" presentation:user-transformed="true">
          <draw:text-box>
            <text:p>PLANIFICACIÓN DE CONTENIDOS: 1º TRIMESTRE</text:p>
          </draw:text-box>
        </draw:frame>
        <draw:frame presentation:style-name="pr5" xml:id="id27" draw:id="id27" draw:layer="layout" svg:width="25.199cm" svg:height="13.859cm" svg:x="1.4cm" svg:y="4.914cm" presentation:class="outline">
          <draw:text-box>
            <text:list text:style-name="L2">
              <text:list-item>
                <text:p>BLOQUE TEMÁTICO IV: TRATAMIENTO DE LA INFORMACIÓN. HOJA DE CÁLCULO Y BASE DE DATOS.</text:p>
                <text:list>
                  <text:list-item>
                    <text:p>UNIDAD 5: HOJA DE CÁLCULO</text:p>
                  </text:list-item>
                  <text:list-item>
                    <text:p>UNIDAD 6: APLICACIÓN DE LA HOJA DE CÁLCULO AL ÁMBITO PROFESIONAL</text:p>
                    <text:p/>
                  </text:list-item>
                </text:list>
              </text:list-item>
            </text:list>
          </draw:text-box>
        </draw:frame>
        <anim:par presentation:node-type="timing-root">
          <anim:par smil:begin="id2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par>
              </anim:par>
            </anim:par>
            <anim:par smil:begin="next">
              <anim:par smil:begin="0s">
                <anim:iterate smil:begin="0s" smil:fill="hold" presentation:node-type="on-click" presentation:preset-class="entrance" presentation:preset-id="ooo-entrance-fade-in" smil:targetElement="id27" anim:iterate-type="by-word" anim:iterate-interval="PT00H00M0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xml:id="id28" draw:id="id28">
        <office:forms form:automatic-focus="false" form:apply-design-mode="false"/>
        <draw:frame presentation:style-name="pr1" draw:layer="layout" svg:width="25.199cm" svg:height="3.481cm" svg:x="1.4cm" svg:y="0.85cm" presentation:class="title" presentation:user-transformed="true">
          <draw:text-box>
            <text:p>PLANIFICACIÓN DE CONTENIDOS: 2º TRIMESTRE</text:p>
          </draw:text-box>
        </draw:frame>
        <draw:frame presentation:style-name="pr5" xml:id="id29" draw:id="id29" draw:layer="layout" svg:width="25.199cm" svg:height="13.859cm" svg:x="1.4cm" svg:y="4.914cm" presentation:class="outline">
          <draw:text-box>
            <text:list text:style-name="L2">
              <text:list-item>
                <text:p>BLOQUE TEMÁTICO IV: TRATAMIENTO DE LA INFORMACIÓN. HOJA DE CÁLCULO Y BASES DE DATOS.</text:p>
                <text:list>
                  <text:list-item>
                    <text:p>UNIDAD 7: BASES DE DATOS.</text:p>
                  </text:list-item>
                  <text:list-item>
                    <text:p>UNIDAD 8. INTERNET Y SUS APLICACIONES.</text:p>
                    <text:p/>
                    <text:p/>
                  </text:list-item>
                </text:list>
              </text:list-item>
            </text:list>
          </draw:text-box>
        </draw:frame>
        <anim:par presentation:node-type="timing-root">
          <anim:par smil:begin="id2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fade-in" smil:targetElement="id29" anim:iterate-type="by-word" anim:iterate-interval="PT00H00M0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xml:id="id30" draw:id="id30">
        <office:forms form:automatic-focus="false" form:apply-design-mode="false"/>
        <draw:frame presentation:style-name="pr1" draw:layer="layout" svg:width="25.199cm" svg:height="3.481cm" svg:x="1.4cm" svg:y="0.85cm" presentation:class="title" presentation:user-transformed="true">
          <draw:text-box>
            <text:p>PLANIFICACIÓN DE CONTENIDOS: 2º TRIMESTRE</text:p>
          </draw:text-box>
        </draw:frame>
        <draw:frame presentation:style-name="pr5" xml:id="id31" draw:id="id31" draw:layer="layout" svg:width="25.199cm" svg:height="13.859cm" svg:x="1.4cm" svg:y="4.914cm" presentation:class="outline">
          <draw:text-box>
            <text:list text:style-name="L2">
              <text:list-item>
                <text:p>BLOQUE TEMÁTICO III: HERRAMIENTAS PARA EL DISEÑO WEB</text:p>
                <text:list>
                  <text:list-item>
                    <text:p><text:span text:style-name="T1">UNIDAD 9. DISEÑO WEB.</text:span></text:p>
                  </text:list-item>
                  <text:list-item>
                    <text:p>UNIDAD 10. GESTORES DE CONTENIDOS CMS. USO DE JOOMLA!.</text:p>
                  </text:list-item>
                  <text:list-item>
                    <text:p>UNIDAD 11. TRATAMIENTO DE IMÁGENES.</text:p>
                  </text:list-item>
                </text:list>
              </text:list-item>
            </text:list>
          </draw:text-box>
        </draw:frame>
        <anim:par presentation:node-type="timing-root">
          <anim:par smil:begin="id3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fade-in" smil:targetElement="id31" anim:iterate-type="by-word" anim:iterate-interval="PT00H00M0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2T1" xml:id="id32" draw:id="id32">
        <office:forms form:automatic-focus="false" form:apply-design-mode="false"/>
        <draw:frame presentation:style-name="pr1" draw:layer="layout" svg:width="25.199cm" svg:height="3.481cm" svg:x="1.4cm" svg:y="0.85cm" presentation:class="title" presentation:user-transformed="true">
          <draw:text-box>
            <text:p>PLANIFICACIÓN DE CONTENIDOS: 3º TRIMESTRE</text:p>
          </draw:text-box>
        </draw:frame>
        <draw:frame presentation:style-name="pr5" xml:id="id33" draw:id="id33" draw:layer="layout" svg:width="25.199cm" svg:height="13.859cm" svg:x="1.4cm" svg:y="4.914cm" presentation:class="outline">
          <draw:text-box>
            <text:list text:style-name="L2">
              <text:list-item>
                <text:p>BLOQUE TEMÁTICO V: LENGUAJE DE PROGRAMACIÓN Y CONTROL DE PROCESOS</text:p>
                <text:list>
                  <text:list-item>
                    <text:p>UNIDAD 12: INICIACIÓN A LA PROGRAMACIÓN</text:p>
                  </text:list-item>
                  <text:list-item>
                    <text:p>UNIDAD 13: PROGRAMACIÓN ESTRUCTURADA</text:p>
                  </text:list-item>
                  <text:list-item>
                    <text:p/>
                  </text:list-item>
                </text:list>
              </text:list-item>
            </text:list>
          </draw:text-box>
        </draw:frame>
        <anim:par presentation:node-type="timing-root">
          <anim:par smil:begin="id3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0;width" smil:keyTimes="0;1"/>
                  <anim:animate smil:dur="1s" smil:fill="hold" smil:targetElement="" smil:attributeName="height" smil:values="0;height" smil:keyTimes="0;1"/>
                  <anim:animate smil:dur="1s" smil:fill="hold" smil:targetElement="" smil:attributeName="x" smil:values="0;1" smil:keyTimes="0;1" anim:formula="x+(cos(-2*pi*(1-$))*-x-sin(-2*pi*(1-$))*(1-y))*(1-$)"/>
                  <anim:animate smil:dur="1s" smil:fill="hold" smil:targetElement="" smil:attributeName="y" smil:values="0;1" smil:keyTimes="0;1" anim:formula="y+(sin(-2*pi*(1-$))*-x+cos(-2*pi*(1-$))*(1-y))*(1-$)"/>
                </anim:par>
              </anim:par>
            </anim:par>
            <anim:par smil:begin="next">
              <anim:par smil:begin="0s">
                <anim:iterate smil:begin="0s" smil:fill="hold" presentation:node-type="on-click" presentation:preset-class="entrance" presentation:preset-id="ooo-entrance-fade-in" smil:targetElement="id33" anim:iterate-type="by-word" anim:iterate-interval="PT00H00M0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draw:fill-gradient-name="Linear_20_blue_2f_white" draw:fill-image-width="0cm" draw:fill-image-height="0cm"/>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gradient-name="Linear_20_blue_2f_whit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ula </meta:initial-creator>
    <meta:creation-date>2009-09-15T17:28:07</meta:creation-date>
    <meta:editing-duration>PT1H21M9S</meta:editing-duration>
    <meta:editing-cycles>16</meta:editing-cycles>
    <dc:date>2014-09-16T10:38:10.234128786</dc:date>
    <meta:generator>LibreOffice/4.2.6.3$Linux_x86 LibreOffice_project/420m0$Build-3</meta:generator>
    <meta:document-statistic meta:object-count="77"/>
  </office:meta>
</office:document-meta>
</file>